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EF00001D66000017172082B005.svm" manifest:media-type="image/x-svm"/>
  <manifest:file-entry manifest:full-path="Pictures/100000010000011D000000E0514378E9.png" manifest:media-type="image/png"/>
  <manifest:file-entry manifest:full-path="Pictures/100000010000011D000000E0663C27C0.png" manifest:media-type="image/png"/>
  <manifest:file-entry manifest:full-path="Pictures/200000E500001D6600001609327C1F80.svm" manifest:media-type="image/x-svm"/>
  <manifest:file-entry manifest:full-path="Pictures/200000E500001D6600001609D63549E6.svm" manifest:media-type="image/x-svm"/>
  <manifest:file-entry manifest:full-path="Pictures/100000010000011D000000D62AC04E09.png" manifest:media-type="image/png"/>
  <manifest:file-entry manifest:full-path="Pictures/100000010000011D000000D67C90E0A6.png" manifest:media-type="image/png"/>
  <manifest:file-entry manifest:full-path="Pictures/200000EF00001D6600001717C8C918C1.svm" manifest:media-type="image/x-svm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fe2" officeooo:paragraph-rsid="000b1f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iodo total:</text:p>
      <text:p text:style-name="P1"/>
      <text:p text:style-name="P1"><draw:frame draw:style-name="fr1" draw:name="Figura4" text:anchor-type="char" svg:width="7.527cm" svg:height="5.911cm" draw:z-index="3"><draw:image xlink:href="Pictures/200000EF00001D66000017172082B005.svm" xlink:type="simple" xlink:show="embed" xlink:actuate="onLoad" draw:mime-type="image/x-svm"/><draw:image xlink:href="Pictures/100000010000011D000000E0663C27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char" svg:width="7.527cm" svg:height="5.641cm" draw:z-index="0"><draw:image xlink:href="Pictures/200000E500001D6600001609D63549E6.svm" xlink:type="simple" xlink:show="embed" xlink:actuate="onLoad" draw:mime-type="image/x-svm"/><draw:image xlink:href="Pictures/100000010000011D000000D62AC04E09.png" xlink:type="simple" xlink:show="embed" xlink:actuate="onLoad" draw:mime-type="image/png"/></draw:frame><draw:frame draw:style-name="fr2" draw:name="Figura2" text:anchor-type="char" svg:x="5.039cm" svg:y="6.578cm" svg:width="7.527cm" svg:height="5.641cm" draw:z-index="1"><draw:image xlink:href="Pictures/200000E500001D6600001609327C1F80.svm" xlink:type="simple" xlink:show="embed" xlink:actuate="onLoad" draw:mime-type="image/x-svm"/><draw:image xlink:href="Pictures/100000010000011D000000D67C90E0A6.png" xlink:type="simple" xlink:show="embed" xlink:actuate="onLoad" draw:mime-type="image/png"/></draw:frame><draw:frame draw:style-name="fr2" draw:name="Figura3" text:anchor-type="char" svg:x="5.078cm" svg:y="13.15cm" svg:width="7.527cm" svg:height="5.911cm" draw:z-index="2"><draw:image xlink:href="Pictures/200000EF00001D6600001717C8C918C1.svm" xlink:type="simple" xlink:show="embed" xlink:actuate="onLoad" draw:mime-type="image/x-svm"/><draw:image xlink:href="Pictures/100000010000011D000000E0514378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08:46:49.498666600</meta:creation-date>
    <dc:date>2025-09-04T09:45:52.330602600</dc:date>
    <meta:editing-duration>PT59M3S</meta:editing-duration>
    <meta:editing-cycles>2</meta:editing-cycles>
    <meta:generator>LibreOffice/25.2.5.2$Windows_X86_64 LibreOffice_project/03d19516eb2e1dd5d4ccd751a0d6f35f35e08022</meta:generator>
    <meta:document-statistic meta:table-count="0" meta:image-count="4" meta:object-count="0" meta:page-count="1" meta:paragraph-count="1" meta:word-count="2" meta:character-count="14" meta:non-whitespace-character-count="13"/>
  </office:meta>
</office:document-meta>
</file>